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53aa" officeooo:paragraph-rsid="000d53aa"/>
    </style:style>
    <style:style style:name="P2" style:family="paragraph" style:parent-style-name="Standard">
      <style:paragraph-properties fo:text-align="justify" style:justify-single-word="false"/>
      <style:text-properties officeooo:rsid="000d53aa" officeooo:paragraph-rsid="001192b0"/>
    </style:style>
    <style:style style:name="P3" style:family="paragraph" style:parent-style-name="Standard">
      <style:paragraph-properties fo:text-align="justify" style:justify-single-word="false"/>
      <style:text-properties officeooo:rsid="000d53aa" officeooo:paragraph-rsid="00155ec3"/>
    </style:style>
    <style:style style:name="P4" style:family="paragraph" style:parent-style-name="Standard">
      <style:paragraph-properties fo:text-align="justify" style:justify-single-word="false"/>
      <style:text-properties officeooo:rsid="000d53aa" officeooo:paragraph-rsid="001b47f8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d53aa" officeooo:paragraph-rsid="000d53aa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0d53aa" officeooo:paragraph-rsid="001b47f8"/>
    </style:style>
    <style:style style:name="P7" style:family="paragraph" style:parent-style-name="Standard">
      <style:paragraph-properties fo:text-align="justify" style:justify-single-word="false"/>
      <style:text-properties officeooo:rsid="000d53aa" officeooo:paragraph-rsid="0020efe3"/>
    </style:style>
    <style:style style:name="P8" style:family="paragraph" style:parent-style-name="Standard" style:list-style-name="L3">
      <style:paragraph-properties fo:text-align="justify" style:justify-single-word="false"/>
      <style:text-properties officeooo:rsid="000d53aa" officeooo:paragraph-rsid="000d53aa"/>
    </style:style>
    <style:style style:name="P9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d53aa" officeooo:paragraph-rsid="000d53aa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102fbb" officeooo:paragraph-rsid="00102fbb"/>
    </style:style>
    <style:style style:name="P11" style:family="paragraph" style:parent-style-name="Standard">
      <style:paragraph-properties fo:text-align="justify" style:justify-single-word="false"/>
      <style:text-properties officeooo:rsid="001192b0" officeooo:paragraph-rsid="001192b0"/>
    </style:style>
    <style:style style:name="P12" style:family="paragraph" style:parent-style-name="Standard">
      <style:paragraph-properties fo:text-align="justify" style:justify-single-word="false"/>
      <style:text-properties officeooo:rsid="00155ec3" officeooo:paragraph-rsid="00155ec3"/>
    </style:style>
    <style:style style:name="P13" style:family="paragraph" style:parent-style-name="Standard">
      <style:paragraph-properties fo:text-align="justify" style:justify-single-word="false"/>
      <style:text-properties officeooo:rsid="00155ec3" officeooo:paragraph-rsid="0016a1a2"/>
    </style:style>
    <style:style style:name="P14" style:family="paragraph" style:parent-style-name="Standard">
      <style:paragraph-properties fo:text-align="justify" style:justify-single-word="false"/>
      <style:text-properties officeooo:rsid="0016a1a2" officeooo:paragraph-rsid="0017306b"/>
    </style:style>
    <style:style style:name="P15" style:family="paragraph" style:parent-style-name="Standard" style:list-style-name="L4">
      <style:paragraph-properties fo:text-align="justify" style:justify-single-word="false"/>
      <style:text-properties officeooo:rsid="0016a1a2" officeooo:paragraph-rsid="0016a1a2"/>
    </style:style>
    <style:style style:name="P16" style:family="paragraph" style:parent-style-name="Standard" style:list-style-name="L3">
      <style:paragraph-properties fo:text-align="justify" style:justify-single-word="false"/>
      <style:text-properties officeooo:rsid="001adb38" officeooo:paragraph-rsid="00216040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1cba91" officeooo:paragraph-rsid="001cba91"/>
    </style:style>
    <style:style style:name="P18" style:family="paragraph" style:parent-style-name="Standard" style:list-style-name="L2">
      <style:paragraph-properties fo:text-align="justify" style:justify-single-word="false"/>
      <style:text-properties officeooo:rsid="001eb03c" officeooo:paragraph-rsid="001eb03c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1f0b38" officeooo:paragraph-rsid="001f0b38"/>
    </style:style>
    <style:style style:name="P20" style:family="paragraph" style:parent-style-name="Standard" style:list-style-name="L2">
      <style:paragraph-properties fo:text-align="justify" style:justify-single-word="false"/>
      <style:text-properties style:text-line-through-style="solid" style:text-line-through-type="single" officeooo:rsid="000d53aa" officeooo:paragraph-rsid="001b47f8"/>
    </style:style>
    <style:style style:name="P21" style:family="paragraph" style:parent-style-name="Standard" style:list-style-name="L2">
      <style:paragraph-properties fo:text-align="justify" style:justify-single-word="false"/>
      <style:text-properties style:text-line-through-style="solid" style:text-line-through-type="single" officeooo:rsid="000d53aa" officeooo:paragraph-rsid="0020efe3"/>
    </style:style>
    <style:style style:name="P22" style:family="paragraph" style:parent-style-name="Standard">
      <style:paragraph-properties fo:text-align="justify" style:justify-single-word="false"/>
      <style:text-properties officeooo:rsid="0026db83" officeooo:paragraph-rsid="0026db83"/>
    </style:style>
    <style:style style:name="P23" style:family="paragraph" style:parent-style-name="Standard">
      <style:paragraph-properties fo:text-align="justify" style:justify-single-word="false"/>
      <style:text-properties officeooo:rsid="00281d43" officeooo:paragraph-rsid="00281d43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2fbb"/>
    </style:style>
    <style:style style:name="T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font-size="20pt" style:text-underline-style="solid" style:text-underline-width="auto" style:text-underline-color="font-color" fo:font-weight="bold" officeooo:rsid="001192b0" style:font-size-asian="20pt" style:font-weight-asian="bold" style:font-size-complex="20pt" style:font-weight-complex="bold"/>
    </style:style>
    <style:style style:name="T6" style:family="text">
      <style:text-properties fo:font-size="20pt" style:text-underline-style="solid" style:text-underline-width="auto" style:text-underline-color="font-color" fo:font-weight="bold" officeooo:rsid="00155ec3" style:font-size-asian="20pt" style:font-weight-asian="bold" style:font-size-complex="20pt" style:font-weight-complex="bold"/>
    </style:style>
    <style:style style:name="T7" style:family="text">
      <style:text-properties officeooo:rsid="00155ec3"/>
    </style:style>
    <style:style style:name="T8" style:family="text">
      <style:text-properties officeooo:rsid="0016a1a2"/>
    </style:style>
    <style:style style:name="T9" style:family="text">
      <style:text-properties officeooo:rsid="0017306b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fo:font-weight="normal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216040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2292c7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237858" style:font-weight-asian="normal" style:font-weight-complex="normal"/>
    </style:style>
    <style:style style:name="T15" style:family="text">
      <style:text-properties style:text-line-through-style="none" style:text-line-through-type="none" officeooo:rsid="001b47f8"/>
    </style:style>
    <style:style style:name="T16" style:family="text">
      <style:text-properties style:text-line-through-style="none" style:text-line-through-type="none" officeooo:rsid="000d53aa"/>
    </style:style>
    <style:style style:name="T17" style:family="text">
      <style:text-properties style:text-line-through-style="none" style:text-line-through-type="none" officeooo:rsid="001cba91"/>
    </style:style>
    <style:style style:name="T18" style:family="text">
      <style:text-properties style:text-line-through-style="none" style:text-line-through-type="none" officeooo:rsid="0020efe3"/>
    </style:style>
    <style:style style:name="T19" style:family="text">
      <style:text-properties officeooo:rsid="001adb38"/>
    </style:style>
    <style:style style:name="T20" style:family="text">
      <style:text-properties officeooo:rsid="001b47f8"/>
    </style:style>
    <style:style style:name="T21" style:family="text">
      <style:text-properties officeooo:rsid="0020efe3"/>
    </style:style>
    <style:style style:name="T22" style:family="text">
      <style:text-properties officeooo:rsid="00255819"/>
    </style:style>
    <style:style style:name="T23" style:family="text">
      <style:text-properties officeooo:rsid="00281d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aw -&gt; 1NF</text:p>
      <text:p text:style-name="P1"/>
      <text:p text:style-name="P1">I searched for <text:span text:style-name="T2">composite value</text:span> field and found </text:p>
      <text:list xml:id="list3216045681587927849" text:style-name="L1">
        <text:list-item>
          <text:p text:style-name="P5">EmployeeName</text:p>
        </text:list-item>
        <text:list-item>
          <text:p text:style-name="P5">PermanentAddress</text:p>
        </text:list-item>
        <text:list-item>
          <text:p text:style-name="P5">PostalAddress</text:p>
        </text:list-item>
        <text:list-item>
          <text:p text:style-name="P5"><text:span text:style-name="T1">EmergencyContactName</text:span> (ignored because no need to break down for the pupose of employee database)</text:p>
        </text:list-item>
        <text:list-item>
          <text:p text:style-name="P5"><text:span text:style-name="T1">AadharCardName</text:span> (seems composite but we need need it as a whole for the official purposes)</text:p>
        </text:list-item>
        <text:list-item>
          <text:p text:style-name="P5">InsuranceBenificiaryName1</text:p>
        </text:list-item>
        <text:list-item>
          <text:p text:style-name="P5"><text:span text:style-name="T20">I</text:span>nsuranceBeneficiaryName2</text:p>
        </text:list-item>
        <text:list-item>
          <text:p text:style-name="P5">InsuranceBeneficiaryName3</text:p>
        </text:list-item>
      </text:list>
      <text:p text:style-name="P1"/>
      <text:p text:style-name="P1">So 6 fields can be broken down.</text:p>
      <text:p text:style-name="P1"/>
      <text:p text:style-name="P1"/>
      <text:p text:style-name="P1"/>
      <text:p text:style-name="P1">I searched for <text:span text:style-name="T2">multi value</text:span> fields and found</text:p>
      <text:list xml:id="list8859070421764009695" text:style-name="L2">
        <text:list-item>
          <text:p text:style-name="P17"><text:span text:style-name="T15">B</text:span><text:span text:style-name="T10">usinessUnit </text:span><text:span text:style-name="T15">(if employee </text:span><text:span text:style-name="T10">is</text:span><text:span text:style-name="T15"> </text:span><text:span text:style-name="T10">a part of multiple units or switching history needed to be maintained)</text:span></text:p>
        </text:list-item>
        <text:list-item>
          <text:p text:style-name="P6"><text:span text:style-name="T15">WorkLocation (if employee has worked on multiple locations we need to keep a history of that)</text:span></text:p>
        </text:list-item>
        <text:list-item>
          <text:p text:style-name="P18"><text:span text:style-name="T15">D</text:span><text:span text:style-name="T10">esk Location </text:span><text:span text:style-name="T15">(if employee </text:span><text:span text:style-name="T10">has switched desks</text:span><text:span text:style-name="T17"> history needed to be maintained)</text:span></text:p>
        </text:list-item>
        <text:list-item>
          <text:p text:style-name="P20">PersonalEmail<text:span text:style-name="T10"> </text:span><text:span text:style-name="T18">(To be taken in next step)</text:span></text:p>
        </text:list-item>
        <text:list-item>
          <text:p text:style-name="P21">MobileNumber<text:span text:style-name="T10"> </text:span><text:span text:style-name="T18">(To be taken in next step)</text:span></text:p>
        </text:list-item>
        <text:list-item>
          <text:p text:style-name="P21">Telephone<text:span text:style-name="T10"> </text:span><text:span text:style-name="T18">(To be taken in next step)</text:span></text:p>
        </text:list-item>
        <text:list-item>
          <text:p text:style-name="P19"><text:span text:style-name="T10">EmergencyContactName</text:span></text:p>
        </text:list-item>
        <text:list-item>
          <text:p text:style-name="P19"><text:span text:style-name="T10">EmergencyContactNumber</text:span></text:p>
        </text:list-item>
        <text:list-item>
          <text:p text:style-name="P19"><text:span text:style-name="T10">EmergencyContactRelationship</text:span></text:p>
        </text:list-item>
      </text:list>
      <text:p text:style-name="P4"/>
      <text:p text:style-name="P7">so I learnt there are <text:span text:style-name="T21">6</text:span> multi-valued attributes <text:span text:style-name="T19">that has to be taken out of primary table.</text:span></text:p>
      <text:p text:style-name="P1"/>
      <text:p text:style-name="P1"/>
      <text:p text:style-name="P1"/>
      <text:p text:style-name="P1">I searched for redundant groups and found</text:p>
      <text:list xml:id="list7522198643378561998" text:style-name="L3">
        <text:list-item>
          <text:p text:style-name="P16"><text:span text:style-name="T11">PersonalEmail, OfficialEmail</text:span><text:span text:style-name="T14">(although redundant it is a candidate key and unique so I will not move it out)</text:span><text:span text:style-name="T12">, </text:span><text:span text:style-name="T16">Telephone &amp; Mobile Number</text:span></text:p>
        </text:list-item>
        <text:list-item>
          <text:p text:style-name="P8"><text:span text:style-name="T11">PermanentAddress &amp; PostalAddress </text:span><text:span text:style-name="T13">(all fields).</text:span></text:p>
        </text:list-item>
        <text:list-item>
          <text:p text:style-name="P8">InsuranceBenificiaryName1 <text:span text:style-name="T22">(all instances &amp; fields)</text:span></text:p>
        </text:list-item>
      </text:list>
      <text:p text:style-name="P1"/>
      <text:p text:style-name="P1">so <text:span text:style-name="T22">3</text:span> redundant groups are there <text:span text:style-name="T19">that needs to be moved out.</text:span></text:p>
      <text:p text:style-name="P1"/>
      <text:p text:style-name="P22">Reporting Manager and Relevant Experience is a derived field, substituted them and m<text:span text:style-name="T3">arked EmployeeId as primary key for Employee Table. Also added additional entities to represent work location, desk and business unit</text:span></text:p>
      <text:p text:style-name="P22"/>
      <text:p text:style-name="P10"/>
      <text:p text:style-name="P10"/>
      <text:p text:style-name="P2"><text:span text:style-name="T4">1NF -</text:span><text:span text:style-name="T5">&gt; 2NF</text:span></text:p>
      <text:p text:style-name="P2"/>
      <text:p text:style-name="P11"><text:soft-page-break/>I searched for fields in Employee Table which are not dependent of primary key i.e. EmployeeId <text:span text:style-name="T7">and found none. So, it’s already in 2NF. Other tables don’t have a primary key.</text:span></text:p>
      <text:p text:style-name="P3"><text:span text:style-name="T6">2</text:span><text:span text:style-name="T4">NF -</text:span><text:span text:style-name="T5">&gt; </text:span><text:span text:style-name="T6">3</text:span><text:span text:style-name="T5">NF</text:span></text:p>
      <text:p text:style-name="P12"/>
      <text:p text:style-name="P13">I<text:span text:style-name="T23">n table EmployeeAddress there’s a transtive dependency through ZipCode for fields</text:span></text:p>
      <text:list xml:id="list5798986382167341176" text:style-name="L4">
        <text:list-item>
          <text:p text:style-name="P15">County</text:p>
        </text:list-item>
        <text:list-item>
          <text:p text:style-name="P15">State</text:p>
        </text:list-item>
        <text:list-item>
          <text:p text:style-name="P15">Country</text:p>
        </text:list-item>
      </text:list>
      <text:p text:style-name="P23">moved these fields 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4:13:50.632777555</meta:creation-date>
    <dc:date>2018-02-07T18:43:29.271166318</dc:date>
    <meta:editing-duration>PT2H41M50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306" meta:character-count="1886" meta:non-whitespace-character-count="1638"/>
  </office:meta>
</office:document-meta>
</file>